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96pt" style:font-size-asian="96pt" style:font-size-complex="96pt"/>
    </style:style>
    <style:style style:name="T1" style:family="text">
      <style:text-properties style:font-name="Times New Roman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0.955cm" svg:height="9.35cm" svg:x="4.175cm" svg:y="5.445cm">
          <text:p text:style-name="P1"><text:span text:style-name="T1">To Conclud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7:04:26.14</meta:creation-date>
    <dc:date>2014-10-06T18:22:57.166267000</dc:date>
    <meta:editing-duration>PT2M37S</meta:editing-duration>
    <meta:editing-cycles>3</meta:editing-cycles>
    <meta:generator>LibreOffice/4.1.4.2$MacOSX_x86 LibreOffice_project/0a0440ccc0227ad9829de5f46be37cfb6edcf72</meta:generator>
    <meta:document-statistic meta:object-count="2"/>
  </office:meta>
</office:document-meta>
</file>